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8.99pt"/>
    </style:style>
    <style:style style:name="co2" style:family="table-column">
      <style:table-column-properties fo:break-before="auto" style:column-width="91.45pt"/>
    </style:style>
    <style:style style:name="co3" style:family="table-column">
      <style:table-column-properties fo:break-before="auto" style:column-width="118.49pt"/>
    </style:style>
    <style:style style:name="co4" style:family="table-column">
      <style:table-column-properties fo:break-before="auto" style:column-width="99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DC27-Cylon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4">
      <style:table-cell-properties style:rotation-align="none"/>
    </style:style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 style:data-style-name="N4">
      <style:table-cell-properties style:rotation-align="none"/>
    </style:style>
    <style:style style:name="ce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C27-Cylon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19" table:default-cell-style-name="ce7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ufactu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X32Y016000B91T</text:p>
          </table:table-cell>
          <table:table-cell office:value-type="string" calcext:value-type="string">
            <text:p>TKD</text:p>
          </table:table-cell>
          <table:table-cell table:style-name="ce8" office:value-type="float" office:value="0.52" calcext:value-type="float">
            <text:p>0.52</text:p>
          </table:table-cell>
          <table:table-cell table:style-name="ce8" table:formula="of:=[.B2]*[.F2]*100" office:value-type="float" office:value="52" calcext:value-type="float">
            <text:p>52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,C3-C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C0603JRNPO9BN220</text:p>
          </table:table-cell>
          <table:table-cell office:value-type="string" calcext:value-type="string">
            <text:p>Yageo</text:p>
          </table:table-cell>
          <table:table-cell table:style-name="ce8" office:value-type="float" office:value="0.0027" calcext:value-type="float">
            <text:p>0.00</text:p>
          </table:table-cell>
          <table:table-cell table:style-name="ce8" table:formula="of:=[.B3]*[.F3]*100" office:value-type="float" office:value="1.89" calcext:value-type="float">
            <text:p>1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μ</text:p>
          </table:table-cell>
          <table:table-cell office:value-type="string" calcext:value-type="string">
            <text:p>CL10A106KP8NNNC</text:p>
          </table:table-cell>
          <table:table-cell office:value-type="string" calcext:value-type="string">
            <text:p>Samsung</text:p>
          </table:table-cell>
          <table:table-cell table:style-name="ce9" office:value-type="float" office:value="0.083989" calcext:value-type="float">
            <text:p>0.08</text:p>
          </table:table-cell>
          <table:table-cell table:style-name="ce8" table:formula="of:=[.B4]*[.F4]*100" office:value-type="float" office:value="8.3989" calcext:value-type="float">
            <text:p>8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K6Tx</text:p>
          </table:table-cell>
          <table:table-cell office:value-type="string" calcext:value-type="string">
            <text:p>STM32F030K6T6</text:p>
          </table:table-cell>
          <table:table-cell office:value-type="string" calcext:value-type="string">
            <text:p>ST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table:formula="of:=[.B5]*[.F5]*100" office:value-type="float" office:value="74" calcext:value-type="float">
            <text:p>74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AZ1117CH-3.3TRG1</text:p>
          </table:table-cell>
          <table:table-cell office:value-type="string" calcext:value-type="string">
            <text:p>Diodes</text:p>
          </table:table-cell>
          <table:table-cell table:style-name="ce8" office:value-type="float" office:value="0.324341" calcext:value-type="float">
            <text:p>0.32</text:p>
          </table:table-cell>
          <table:table-cell table:style-name="ce8" table:formula="of:=[.B6]*[.F6]*100" office:value-type="float" office:value="32.4341" calcext:value-type="float">
            <text:p>32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-U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HC595D_118</text:p>
          </table:table-cell>
          <table:table-cell office:value-type="string" calcext:value-type="string">
            <text:p>74HC595D,118</text:p>
          </table:table-cell>
          <table:table-cell office:value-type="string" calcext:value-type="string">
            <text:p>Nexperia USA Inc.</text:p>
          </table:table-cell>
          <table:table-cell table:style-name="ce9" office:value-type="float" office:value="0.45318" calcext:value-type="float">
            <text:p>0.45</text:p>
          </table:table-cell>
          <table:table-cell table:style-name="ce8" table:formula="of:=[.B7]*[.F7]*100" office:value-type="float" office:value="135.954" calcext:value-type="float">
            <text:p>135.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-D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ORH-R36G</text:p>
          </table:table-cell>
          <table:table-cell office:value-type="string" calcext:value-type="string">
            <text:p>Orient</text:p>
          </table:table-cell>
          <table:table-cell table:style-name="ce9" office:value-type="float" office:value="0.043296" calcext:value-type="float">
            <text:p>0.04</text:p>
          </table:table-cell>
          <table:table-cell table:style-name="ce8" table:formula="of:=[.B8]*[.F8]*100" office:value-type="float" office:value="103.9104" calcext:value-type="float">
            <text:p>103.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-R24</text:p>
          </table:table-cell>
          <table:table-cell office:value-type="float" office:value="24" calcext:value-type="float">
            <text:p>24</text:p>
          </table:table-cell>
          <table:table-cell office:value-type="float" office:value="66.3" calcext:value-type="float">
            <text:p>66.3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Yageo</text:p>
          </table:table-cell>
          <table:table-cell table:style-name="ce9" office:value-type="float" office:value="0.005904" calcext:value-type="float">
            <text:p>0.01</text:p>
          </table:table-cell>
          <table:table-cell table:style-name="ce8" table:formula="of:=[.B9]*[.F9]*100" office:value-type="float" office:value="14.1696" calcext:value-type="float">
            <text:p>14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_04LOCK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/A</text:p>
          </table:table-cell>
          <table:table-cell table:style-name="ce8"/>
          <table:table-cell table:style-name="ce8" table:formula="of:=[.B10]*[.F10]*100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_05LOCK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/A</text:p>
          </table:table-cell>
          <table:table-cell table:style-name="ce8"/>
          <table:table-cell table:style-name="ce8" table:formula="of:=[.B11]*[.F11]*100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/A</text:p>
          </table:table-cell>
          <table:table-cell table:style-name="ce8"/>
          <table:table-cell table:style-name="ce8" table:formula="of:=[.B12]*[.F12]*100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/A</text:p>
          </table:table-cell>
          <table:table-cell table:style-name="ce8"/>
          <table:table-cell table:style-name="ce8" table:formula="of:=[.B13]*[.F13]*100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lpcb</text:p>
          </table:table-cell>
          <table:table-cell table:style-name="ce8" table:formula="of:=120/100" office:value-type="float" office:value="1.2" calcext:value-type="float">
            <text:p>1.20</text:p>
          </table:table-cell>
          <table:table-cell table:style-name="ce8" table:formula="of:=[.B14]*[.F14]*100" office:value-type="float" office:value="120" calcext:value-type="float">
            <text:p>12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style-name="ce9" office:value-type="float" office:value="1.1362" calcext:value-type="float">
            <text:p>1.14</text:p>
          </table:table-cell>
          <table:table-cell table:style-name="ce8" table:formula="of:=[.B15]*[.F15]*100" office:value-type="float" office:value="113.62" calcext:value-type="float">
            <text:p>113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style-name="ce8" table:formula="of:=22.29/100" office:value-type="float" office:value="0.2229" calcext:value-type="float">
            <text:p>0.22</text:p>
          </table:table-cell>
          <table:table-cell table:style-name="ce8" table:formula="of:=[.B16]*[.F16]*100" office:value-type="float" office:value="66.87" calcext:value-type="float">
            <text:p>66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ya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style-name="ce8" table:formula="of:=16.89/100" office:value-type="float" office:value="0.1689" calcext:value-type="float">
            <text:p>0.17</text:p>
          </table:table-cell>
          <table:table-cell table:style-name="ce8" table:formula="of:=[.B17]*[.F17]*100" office:value-type="float" office:value="16.89" calcext:value-type="float">
            <text:p>16.8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2:.G16])" office:value-type="float" office:value="723.247" calcext:value-type="float">
            <text:p>723.247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r:</text:p>
          </table:table-cell>
          <table:table-cell table:formula="of:=[.G18]/100" office:value-type="float" office:value="7.23247" calcext:value-type="float">
            <text:p>7.23247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ofit:</text:p>
          </table:table-cell>
          <table:table-cell table:formula="of:=30-(30*0.3)-[.G19]" office:value-type="float" office:value="13.76753" calcext:value-type="float">
            <text:p>13.76753</text:p>
          </table:table-cell>
          <table:table-cell table:formula="of:=[.G20]*100" office:value-type="float" office:value="1376.753" calcext:value-type="float">
            <text:p>1376.753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DejaVu Sans" fo:font-family="'DejaVu Sans'" style:font-family-generic="swiss" style:font-name-complex="DejaVu Sans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/>
      <style:text-properties fo:color="#ffffff" style:text-outline="false" style:text-line-through-style="none" style:text-line-through-type="none" style:font-name="DejaVu Sans" fo:font-family="'DejaVu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DejaVu Sans" style:font-family-complex="'DejaVu Sans'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DejaVu Sans" fo:font-family="'DejaVu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DejaVu Sans" style:font-family-complex="'DejaVu Sans'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/>
      <style:text-properties fo:color="#ffffff" style:text-outline="false" style:text-line-through-style="none" style:text-line-through-type="none" style:font-name="DejaVu Sans" fo:font-family="'DejaVu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DejaVu Sans" style:font-family-complex="'DejaVu Sans'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DejaVu Sans" fo:font-family="'DejaVu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DejaVu Sans" style:font-family-complex="'DejaVu Sans'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/>
      <style:text-properties fo:color="#cc0000" style:text-outline="false" style:text-line-through-style="none" style:text-line-through-type="none" style:font-name="DejaVu Sans" fo:font-family="'DejaVu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DejaVu Sans" style:font-family-complex="'DejaVu Sans'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/>
      <style:text-properties fo:color="#ffffff" style:text-outline="false" style:text-line-through-style="none" style:text-line-through-type="none" style:font-name="DejaVu Sans" fo:font-family="'DejaVu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DejaVu Sans" style:font-family-complex="'DejaVu Sans'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/>
      <style:text-properties fo:color="#808080" style:text-outline="false" style:text-line-through-style="none" style:text-line-through-type="none" style:font-name="DejaVu Sans" fo:font-family="'DejaVu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DejaVu Sans" style:font-family-complex="'DejaVu Sans'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DejaVu Sans" fo:font-family="'DejaVu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DejaVu Sans" style:font-family-complex="'DejaVu Sans'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font-name-complex="DejaVu Sans" style:font-family-complex="'DejaVu Sans'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12pt" style:font-style-asian="normal" style:font-weight-asian="normal" style:font-name-complex="DejaVu Sans" style:font-family-complex="'DejaVu Sans'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DejaVu Sans" style:font-family-complex="'DejaVu Sans'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/>
      <style:text-properties fo:color="#0000ee" style:text-outline="false" style:text-line-through-style="none" style:text-line-through-type="none" style:font-name="DejaVu Sans" fo:font-family="'DejaVu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DejaVu Sans" style:font-family-complex="'DejaVu Sans'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/>
      <style:text-properties fo:color="#996600" style:text-outline="false" style:text-line-through-style="none" style:text-line-through-type="none" style:font-name="DejaVu Sans" fo:font-family="'DejaVu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DejaVu Sans" style:font-family-complex="'DejaVu Sans'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fo:border="0.74pt solid #808080"/>
      <style:text-properties fo:color="#333333" style:text-outline="false" style:text-line-through-style="none" style:text-line-through-type="none" style:font-name="DejaVu Sans" fo:font-family="'DejaVu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DejaVu Sans" style:font-family-complex="'DejaVu Sans'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fo:background-color="transparent"/>
    </style:style>
    <style:style style:name="Text_20_6" style:display-name="Text 6" style:family="table-cell" style:parent-style-name="Default" style:data-style-name="N0">
      <style:table-cell-properties fo:background-color="transparent"/>
    </style:style>
    <style:style style:name="Warning_20_14" style:display-name="Warning 14" style:family="table-cell" style:parent-style-name="Default" style:data-style-name="N0">
      <style:table-cell-properties fo:background-color="transparent"/>
      <style:text-properties fo:color="#cc0000" style:text-outline="false" style:text-line-through-style="none" style:text-line-through-type="none" style:font-name="DejaVu Sans" fo:font-family="'DejaVu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DejaVu Sans" style:font-family-complex="'DejaVu Sans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18:45:46.908185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C27-Cylon" style:display-name="PageStyle_DC27-Cyl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9-06-27T18:41:39.900821859</dc:date>
    <meta:editing-cycles>3</meta:editing-cycles>
    <meta:editing-duration>PT8M32S</meta:editing-duration>
    <meta:generator>LibreOffice/6.2.4.2.0$Linux_X86_64 LibreOffice_project/20$Build-2</meta:generator>
    <meta:document-statistic meta:table-count="1" meta:cell-count="112" meta:object-count="0"/>
  </office:meta>
</office:document-meta>
</file>